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701in" svg:height="5.8248in" svg:x="0in" svg:y="6.9126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638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g</text:p>
          </table:table-cell>
          <table:table-cell table:style-name="ce2" office:value-type="string" calcext:value-type="string">
            <text:p>Structure</text:p>
          </table:table-cell>
          <table:table-cell table:style-name="ce2" office:value-type="string" calcext:value-type="string">
            <text:p>HB.structure</text:p>
          </table:table-cell>
          <table:table-cell table:style-name="ce2" office:value-type="string" calcext:value-type="string">
            <text:p>LOC</text:p>
          </table:table-cell>
          <table:table-cell table:style-name="ce2" table:number-columns-repeated="6"/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Structure</text:p>
          </table:table-cell>
          <table:table-cell table:style-name="ce2" office:value-type="string" calcext:value-type="string">
            <text:p>HB.structure</text:p>
          </table:table-cell>
          <table:table-cell table:style-name="ce2" office:value-type="string" calcext:value-type="string">
            <text:p>LOC</text:p>
          </table:table-cell>
          <table:table-cell table:style-name="ce2" table:number-columns-repeated="16369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" office:value-type="string" calcext:value-type="string">
            <text:p>2008-03-18 (1.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86" calcext:value-type="float">
            <text:p>6886</text:p>
          </table:table-cell>
          <table:table-cell table:number-columns-repeated="5"/>
          <table:table-cell office:value-type="string" calcext:value-type="string">
            <text:p>0.1.0</text:p>
          </table:table-cell>
          <table:table-cell table:style-name="ce1" office:value-type="string" calcext:value-type="string">
            <text:p>2018-10-01 (0.1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909" calcext:value-type="float">
            <text:p>15909</text:p>
          </table:table-cell>
          <table:table-cell table:number-columns-repeated="16369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" office:value-type="string" calcext:value-type="string">
            <text:p>2009-08-14 (1.2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071" calcext:value-type="float">
            <text:p>28071</text:p>
          </table:table-cell>
          <table:table-cell table:number-columns-repeated="5"/>
          <table:table-cell office:value-type="string" calcext:value-type="string">
            <text:p>0.2.0</text:p>
          </table:table-cell>
          <table:table-cell table:style-name="ce1" office:value-type="string" calcext:value-type="string">
            <text:p>2019-04-09 (0.2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973" calcext:value-type="float">
            <text:p>15973</text:p>
          </table:table-cell>
          <table:table-cell table:number-columns-repeated="16369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" office:value-type="string" calcext:value-type="string">
            <text:p>2011-03-11 (1.3)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1543" calcext:value-type="float">
            <text:p>71543</text:p>
          </table:table-cell>
          <table:table-cell table:number-columns-repeated="5"/>
          <table:table-cell office:value-type="string" calcext:value-type="string">
            <text:p>0.2.1</text:p>
          </table:table-cell>
          <table:table-cell table:style-name="ce1" office:value-type="string" calcext:value-type="string">
            <text:p>2019-05-23 (0.2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008" calcext:value-type="float">
            <text:p>16008</text:p>
          </table:table-cell>
          <table:table-cell table:number-columns-repeated="16369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2012-09-05 (1.4)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8308" calcext:value-type="float">
            <text:p>88308</text:p>
          </table:table-cell>
          <table:table-cell table:number-columns-repeated="5"/>
          <table:table-cell office:value-type="string" calcext:value-type="string">
            <text:p>0.2.2</text:p>
          </table:table-cell>
          <table:table-cell table:style-name="ce1" office:value-type="string" calcext:value-type="string">
            <text:p>2019-05-23 (0.2.2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008" calcext:value-type="float">
            <text:p>16008</text:p>
          </table:table-cell>
          <table:table-cell table:number-columns-repeated="16369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2014-03-11 (1.5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7437" calcext:value-type="float">
            <text:p>107437</text:p>
          </table:table-cell>
          <table:table-cell table:number-columns-repeated="5"/>
          <table:table-cell office:value-type="string" calcext:value-type="string">
            <text:p>0.2.3</text:p>
          </table:table-cell>
          <table:table-cell table:style-name="ce1" office:value-type="string" calcext:value-type="string">
            <text:p>2019-12-05 (0.2.3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005" calcext:value-type="float">
            <text:p>160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6beta1</text:p>
          </table:table-cell>
          <table:table-cell table:style-name="ce1" office:value-type="string" calcext:value-type="string">
            <text:p>2018-04-24 (1.7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0909" calcext:value-type="float">
            <text:p>110909</text:p>
          </table:table-cell>
          <table:table-cell table:number-columns-repeated="5"/>
          <table:table-cell office:value-type="string" calcext:value-type="string">
            <text:p>0.3.0</text:p>
          </table:table-cell>
          <table:table-cell table:style-name="ce1" office:value-type="string" calcext:value-type="string">
            <text:p>2020-05-27 (0.3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45" calcext:value-type="float">
            <text:p>18945</text:p>
          </table:table-cell>
          <table:table-cell table:number-columns-repeated="16369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1" office:value-type="string" calcext:value-type="string">
            <text:p>2019-04-08 (1.8)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1125" calcext:value-type="float">
            <text:p>111125</text:p>
          </table:table-cell>
          <table:table-cell table:number-columns-repeated="5"/>
          <table:table-cell office:value-type="string" calcext:value-type="string">
            <text:p>0.3.1</text:p>
          </table:table-cell>
          <table:table-cell table:style-name="ce1" office:value-type="string" calcext:value-type="string">
            <text:p>2020-06-11 (0.3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46" calcext:value-type="float">
            <text:p>199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6.1</text:p>
          </table:table-cell>
          <table:table-cell table:style-name="ce1" office:value-type="string" calcext:value-type="string">
            <text:p>2019-05-22 (1.9)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1269" calcext:value-type="float">
            <text:p>111269</text:p>
          </table:table-cell>
          <table:table-cell table:number-columns-repeated="5"/>
          <table:table-cell office:value-type="string" calcext:value-type="string">
            <text:p>0.3.2</text:p>
          </table:table-cell>
          <table:table-cell table:style-name="ce1" office:value-type="string" calcext:value-type="string">
            <text:p>2020-08-11 (0.3.2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528" calcext:value-type="float">
            <text:p>215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6.2</text:p>
          </table:table-cell>
          <table:table-cell table:style-name="ce1" office:value-type="string" calcext:value-type="string">
            <text:p>2019-11-29 (1.10)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1444" calcext:value-type="float">
            <text:p>111444</text:p>
          </table:table-cell>
          <table:table-cell table:number-columns-repeated="5"/>
          <table:table-cell office:value-type="string" calcext:value-type="string">
            <text:p>0.3.3</text:p>
          </table:table-cell>
          <table:table-cell table:style-name="ce1" office:value-type="string" calcext:value-type="string">
            <text:p>2020-11-12 (0.3.3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847" calcext:value-type="float">
            <text:p>218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6.3</text:p>
          </table:table-cell>
          <table:table-cell table:style-name="ce1" office:value-type="string" calcext:value-type="string">
            <text:p>2020-06-09 (1.11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9797" calcext:value-type="float">
            <text:p>119797</text:p>
          </table:table-cell>
          <table:table-cell table:number-columns-repeated="5"/>
          <table:table-cell office:value-type="string" calcext:value-type="string">
            <text:p>0.3.4</text:p>
          </table:table-cell>
          <table:table-cell table:style-name="ce1" office:value-type="string" calcext:value-type="string">
            <text:p>2020-12-12 (0.3.4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2694" calcext:value-type="float">
            <text:p>226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6.4</text:p>
          </table:table-cell>
          <table:table-cell table:style-name="ce1" office:value-type="string" calcext:value-type="string">
            <text:p>2020-11-26 (1.12)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4185" calcext:value-type="float">
            <text:p>124185</text:p>
          </table:table-cell>
          <table:table-cell table:number-columns-repeated="5"/>
          <table:table-cell office:value-type="string" calcext:value-type="string">
            <text:p>0.3.5</text:p>
          </table:table-cell>
          <table:table-cell table:style-name="ce1" office:value-type="string" calcext:value-type="string">
            <text:p>2020-12-21 (0.3.5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2622" calcext:value-type="float">
            <text:p>226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7.0</text:p>
          </table:table-cell>
          <table:table-cell table:style-name="ce1" office:value-type="string" calcext:value-type="string">
            <text:p>2021-10-28 (1.13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6827" calcext:value-type="float">
            <text:p>126827</text:p>
          </table:table-cell>
          <table:table-cell table:number-columns-repeated="5"/>
          <table:table-cell office:value-type="string" calcext:value-type="string">
            <text:p>0.3.6</text:p>
          </table:table-cell>
          <table:table-cell table:style-name="ce1" office:value-type="string" calcext:value-type="string">
            <text:p>2021-03-04 (0.3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3101" calcext:value-type="float">
            <text:p>231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8.0</text:p>
          </table:table-cell>
          <table:table-cell table:style-name="ce1" office:value-type="string" calcext:value-type="string">
            <text:p>2022-01-19 (1.14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7032" calcext:value-type="float">
            <text:p>127032</text:p>
          </table:table-cell>
          <table:table-cell table:number-columns-repeated="5"/>
          <table:table-cell office:value-type="string" calcext:value-type="string">
            <text:p>0.3.7</text:p>
          </table:table-cell>
          <table:table-cell table:style-name="ce1" office:value-type="string" calcext:value-type="string">
            <text:p>2021-04-01 (0.3.7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347" calcext:value-type="float">
            <text:p>24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9.0</text:p>
          </table:table-cell>
          <table:table-cell table:style-name="ce1" office:value-type="string" calcext:value-type="string">
            <text:p>2022-06-30 (1.15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7250" calcext:value-type="float">
            <text:p>127250</text:p>
          </table:table-cell>
          <table:table-cell table:number-columns-repeated="5"/>
          <table:table-cell office:value-type="string" calcext:value-type="string">
            <text:p>0.3.8</text:p>
          </table:table-cell>
          <table:table-cell table:style-name="ce1" office:value-type="string" calcext:value-type="string">
            <text:p>2021-06-01 (0.3.8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390" calcext:value-type="float">
            <text:p>2639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10.0</text:p>
          </table:table-cell>
          <table:table-cell table:style-name="ce1" office:value-type="string" calcext:value-type="string">
            <text:p>2023-05-10 (2.0)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office:value-type="float" office:value="125543" calcext:value-type="float">
            <text:p>125543</text:p>
          </table:table-cell>
          <table:table-cell table:number-columns-repeated="5"/>
          <table:table-cell office:value-type="string" calcext:value-type="string">
            <text:p>0.3.9</text:p>
          </table:table-cell>
          <table:table-cell table:style-name="ce1" office:value-type="string" calcext:value-type="string">
            <text:p>2021-06-11 (0.3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411" calcext:value-type="float">
            <text:p>264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11+beta1</text:p>
          </table:table-cell>
          <table:table-cell table:style-name="ce1" office:value-type="string" calcext:value-type="string">
            <text:p>2023-10-24 (2.1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128759" calcext:value-type="float">
            <text:p>128759</text:p>
          </table:table-cell>
          <table:table-cell table:number-columns-repeated="5"/>
          <table:table-cell office:value-type="string" calcext:value-type="string">
            <text:p>0.3.10</text:p>
          </table:table-cell>
          <table:table-cell table:style-name="ce1" office:value-type="string" calcext:value-type="string">
            <text:p>2021-08-11 (0.3.10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6784" calcext:value-type="float">
            <text:p>267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11.0+beta1</text:p>
          </table:table-cell>
          <table:table-cell table:style-name="ce1" office:value-type="string" calcext:value-type="string">
            <text:p>2024-01-17 (2.2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128913" calcext:value-type="float">
            <text:p>128913</text:p>
          </table:table-cell>
          <table:table-cell table:number-columns-repeated="5"/>
          <table:table-cell office:value-type="string" calcext:value-type="string">
            <text:p>0.3.11</text:p>
          </table:table-cell>
          <table:table-cell table:style-name="ce1" office:value-type="string" calcext:value-type="string">
            <text:p>2021-11-19 (0.3.11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838" calcext:value-type="float">
            <text:p>29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1.11.0</text:p>
          </table:table-cell>
          <table:table-cell table:style-name="ce1" office:value-type="string" calcext:value-type="string">
            <text:p>2024-11-28 (2.3)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32935" calcext:value-type="float">
            <text:p>132935</text:p>
          </table:table-cell>
          <table:table-cell table:number-columns-repeated="5"/>
          <table:table-cell office:value-type="string" calcext:value-type="string">
            <text:p>0.3.12</text:p>
          </table:table-cell>
          <table:table-cell table:style-name="ce1" office:value-type="string" calcext:value-type="string">
            <text:p>2021-12-29 (0.3.1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454" calcext:value-type="float">
            <text:p>32454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3.13</text:p>
          </table:table-cell>
          <table:table-cell table:style-name="ce1" office:value-type="string" calcext:value-type="string">
            <text:p>2022-01-24 (0.3.13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509" calcext:value-type="float">
            <text:p>32509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4.0</text:p>
          </table:table-cell>
          <table:table-cell table:style-name="ce1" office:value-type="string" calcext:value-type="string">
            <text:p>2022-03-08 (0.4.0)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8094" calcext:value-type="float">
            <text:p>48094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5.0</text:p>
          </table:table-cell>
          <table:table-cell table:style-name="ce1" office:value-type="string" calcext:value-type="string">
            <text:p>2022-03-23 (0.5.0)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8430" calcext:value-type="float">
            <text:p>48430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5.1</text:p>
          </table:table-cell>
          <table:table-cell table:style-name="ce1" office:value-type="string" calcext:value-type="string">
            <text:p>2022-06-04 (0.5.1)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500" calcext:value-type="float">
            <text:p>49500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5.2</text:p>
          </table:table-cell>
          <table:table-cell table:style-name="ce1" office:value-type="string" calcext:value-type="string">
            <text:p>2022-07-08 (0.5.2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0827" calcext:value-type="float">
            <text:p>50827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5.3</text:p>
          </table:table-cell>
          <table:table-cell table:style-name="ce1" office:value-type="string" calcext:value-type="string">
            <text:p>2022-08-10 (0.5.3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1138" calcext:value-type="float">
            <text:p>51138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5.4</text:p>
          </table:table-cell>
          <table:table-cell table:style-name="ce1" office:value-type="string" calcext:value-type="string">
            <text:p>2022-09-05 (0.5.4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1619" calcext:value-type="float">
            <text:p>51619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6.0</text:p>
          </table:table-cell>
          <table:table-cell table:style-name="ce1" office:value-type="string" calcext:value-type="string">
            <text:p>2022-12-14 (0.6.0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4560" calcext:value-type="float">
            <text:p>54560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6.1</text:p>
          </table:table-cell>
          <table:table-cell table:style-name="ce1" office:value-type="string" calcext:value-type="string">
            <text:p>2023-02-24 (0.6.1)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5431" calcext:value-type="float">
            <text:p>55431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0.6.2</text:p>
          </table:table-cell>
          <table:table-cell table:style-name="ce1" office:value-type="string" calcext:value-type="string">
            <text:p>2023-04-21 (0.6.2)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8620" calcext:value-type="float">
            <text:p>58620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6.3</text:p>
          </table:table-cell>
          <table:table-cell table:style-name="ce1" office:value-type="string" calcext:value-type="string">
            <text:p>2023-06-21 (0.6.3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1663" calcext:value-type="float">
            <text:p>61663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6.4</text:p>
          </table:table-cell>
          <table:table-cell table:style-name="ce1" office:value-type="string" calcext:value-type="string">
            <text:p>2023-08-05 (0.6.4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3513" calcext:value-type="float">
            <text:p>63513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6.5</text:p>
          </table:table-cell>
          <table:table-cell table:style-name="ce1" office:value-type="string" calcext:value-type="string">
            <text:p>2023-10-02 (0.6.5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4647" calcext:value-type="float">
            <text:p>64647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6.6</text:p>
          </table:table-cell>
          <table:table-cell table:style-name="ce1" office:value-type="string" calcext:value-type="string">
            <text:p>2023-11-14 (0.6.6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6710" calcext:value-type="float">
            <text:p>66710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6.7</text:p>
          </table:table-cell>
          <table:table-cell table:style-name="ce1" office:value-type="string" calcext:value-type="string">
            <text:p>2024-01-09 (0.6.7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9421" calcext:value-type="float">
            <text:p>69421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0.7.0</text:p>
          </table:table-cell>
          <table:table-cell table:style-name="ce1" office:value-type="string" calcext:value-type="string">
            <text:p>2024-01-19 (0.7.0)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1848" calcext:value-type="float">
            <text:p>71848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0.0</text:p>
          </table:table-cell>
          <table:table-cell table:style-name="ce1" office:value-type="string" calcext:value-type="string">
            <text:p>2024-01-26 (1.0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9632" calcext:value-type="float">
            <text:p>69632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1.0</text:p>
          </table:table-cell>
          <table:table-cell table:style-name="ce1" office:value-type="string" calcext:value-type="string">
            <text:p>2024-03-31 (1.1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70498" calcext:value-type="float">
            <text:p>70498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2.0</text:p>
          </table:table-cell>
          <table:table-cell table:style-name="ce1" office:value-type="string" calcext:value-type="string">
            <text:p>2024-06-06 (1.2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71554" calcext:value-type="float">
            <text:p>71554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3.0</text:p>
          </table:table-cell>
          <table:table-cell table:style-name="ce1" office:value-type="string" calcext:value-type="string">
            <text:p>2024-08-06 (1.3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73320" calcext:value-type="float">
            <text:p>73320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3.1</text:p>
          </table:table-cell>
          <table:table-cell table:style-name="ce1" office:value-type="string" calcext:value-type="string">
            <text:p>2024-08-09 (1.3.1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73321" calcext:value-type="float">
            <text:p>73321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4.0</text:p>
          </table:table-cell>
          <table:table-cell table:style-name="ce1" office:value-type="string" calcext:value-type="string">
            <text:p>2024-09-24 (1.4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4879" calcext:value-type="float">
            <text:p>74879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5.0</text:p>
          </table:table-cell>
          <table:table-cell table:style-name="ce1" office:value-type="string" calcext:value-type="string">
            <text:p>2024-10-09 (1.5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5901" calcext:value-type="float">
            <text:p>75901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6.0</text:p>
          </table:table-cell>
          <table:table-cell table:style-name="ce1" office:value-type="string" calcext:value-type="string">
            <text:p>2024-10-25 (1.6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6168" calcext:value-type="float">
            <text:p>76168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7.0</text:p>
          </table:table-cell>
          <table:table-cell table:style-name="ce1" office:value-type="string" calcext:value-type="string">
            <text:p>2024-11-22 (1.7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78491" calcext:value-type="float">
            <text:p>78491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8.0</text:p>
          </table:table-cell>
          <table:table-cell table:style-name="ce1" office:value-type="string" calcext:value-type="string">
            <text:p>2024-12-19 (1.8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78640" calcext:value-type="float">
            <text:p>78640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1.9.0</text:p>
          </table:table-cell>
          <table:table-cell table:style-name="ce1" office:value-type="string" calcext:value-type="string">
            <text:p>2025-02-20 (1.9.0)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83370" calcext:value-type="float">
            <text:p>83370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1"/>
          <table:table-cell table:number-columns-repeated="16372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 table:number-columns-repeated="9"/>
          <table:table-cell>
            <draw:frame draw:z-index="1" draw:style-name="gr1" draw:text-style-name="P1" svg:width="9.5937in" svg:height="5.8551in" svg:x="0.1516in" svg:y="0.1575in">
              <draw:object draw:notify-on-update-of-ranges="Sheet1.L2:Sheet1.L46 Sheet1.M1:Sheet1.M1 Sheet1.M2:Sheet1.M46 Sheet1.N1:Sheet1.N1 Sheet1.N2:Sheet1.N46 Sheet1.O1:Sheet1.O1 Sheet1.O2:Sheet1.O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14" number:language="fr" number:country="FR">
      <number:number number:decimal-places="0" number:min-decimal-places="0" number:min-integer-digits="0" number:display-factor="1000"/>
      <number:text>K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2:49:45.933167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5:48:00.166494638</meta:creation-date>
    <dc:date>2025-02-20T13:05:00.830367855</dc:date>
    <meta:editing-duration>PT1H32M2S</meta:editing-duration>
    <meta:editing-cycles>10</meta:editing-cycles>
    <meta:generator>LibreOffice/24.2.7.2$Linux_X86_64 LibreOffice_project/420$Build-2</meta:generator>
    <meta:document-statistic meta:table-count="1" meta:cell-count="32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114" number:language="fr" number:country="FR">
      <number:number number:decimal-places="0" number:min-decimal-places="0" number:min-integer-digits="0" number:display-factor="1000"/>
      <number:text>K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7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0114">
      <style:chart-properties chart:display-label="true" chart:logarithmic="false" chart:minimum="10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-dash="Dot" svg:stroke-width="0.08cm" svg:stroke-color="#00a933" draw:fill-color="#00a933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ot" svg:stroke-width="0.08cm" svg:stroke-color="#ffbf00" draw:fill-color="#ffb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63cm" svg:height="14.796cm" xlink:href=".." xlink:type="simple" chart:class="chart:line" chart:style-name="ch1">
        <chart:title svg:x="11.1cm" svg:y="0.431cm" chart:style-name="ch2">
          <text:p>MathComp</text:p>
        </chart:title>
        <chart:legend chart:legend-position="end" svg:x="20.514cm" svg:y="6.601cm" style:legend-expansion="high" chart:style-name="ch3"/>
        <chart:plot-area chart:style-name="ch4" table:cell-range-address="Sheet1.B1:Sheet1.E19" chart:data-source-has-labels="both" svg:x="1.502cm" svg:y="1.505cm" svg:width="17.469cm" svg:height="12.015cm">
          <chart:coordinate-region svg:x="3.651cm" svg:y="1.704cm" svg:width="14.274cm" svg:height="9.593cm"/>
          <chart:axis chart:dimension="x" chart:name="primary-x" chart:style-name="ch5" chartooo:axis-type="auto">
            <chartooo:date-scale/>
            <chart:title svg:x="9.213cm" svg:y="13.815cm" chart:style-name="ch6">
              <text:p>date (version)</text:p>
            </chart:title>
            <chart:categories table:cell-range-address="Sheet1.B2:Sheet1.B19"/>
          </chart:axis>
          <chart:axis chart:dimension="x" chart:name="secondary-x" chart:style-name="ch7"/>
          <chart:axis chart:dimension="y" chart:name="primary-y" chart:style-name="ch8">
            <chart:title svg:x="0.451cm" svg:y="8.389cm" chart:style-name="ch9">
              <text:p># interfaces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9.462cm" svg:y="8.019cm" chart:style-name="ch9">
              <text:p># lines</text:p>
            </chart:title>
          </chart:axis>
          <chart:series chart:attached-axis="primary-y" chart:style-name="ch13" chart:values-cell-range-address="Sheet1.C2:Sheet1.C19" chart:label-cell-address="Sheet1.C1:Sheet1.C1" chart:class="chart:line">
            <chart:data-point chart:repeated="18"/>
          </chart:series>
          <chart:series chart:attached-axis="primary-y" chart:style-name="ch14" chart:values-cell-range-address="Sheet1.D2:Sheet1.D19" chart:label-cell-address="Sheet1.D1:Sheet1.D1" chart:class="chart:line">
            <chart:data-point chart:repeated="18"/>
          </chart:series>
          <chart:series chart:attached-axis="secondary-y" chart:style-name="ch15" chart:values-cell-range-address="Sheet1.E2:Sheet1.E19" chart:label-cell-address="Sheet1.E1:Sheet1.E1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  <draw:g>
                  <svg:desc>Sheet1.C1:Sheet1.C1</svg:desc>
                </draw:g>
              </table:table-cell>
              <table:table-cell office:value-type="string">
                <text:p>HB.structure</text:p>
                <draw:g>
                  <svg:desc>Sheet1.D1:Sheet1.D1</svg:desc>
                </draw:g>
              </table:table-cell>
              <table:table-cell office:value-type="string">
                <text:p>LO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-03-18 (1.1)</text:p>
                <draw:g>
                  <svg:desc>Sheet1.B2:Sheet1.B19</svg:desc>
                </draw:g>
              </table:table-cell>
              <table:table-cell office:value-type="float" office:value="1">
                <text:p>1</text:p>
                <draw:g>
                  <svg:desc>Sheet1.C2:Sheet1.C19</svg:desc>
                </draw:g>
              </table:table-cell>
              <table:table-cell office:value-type="float" office:value="0">
                <text:p>0</text:p>
                <draw:g>
                  <svg:desc>Sheet1.D2:Sheet1.D19</svg:desc>
                </draw:g>
              </table:table-cell>
              <table:table-cell office:value-type="float" office:value="6886">
                <text:p>6886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009-08-14 (1.2)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8071">
                <text:p>28071</text:p>
              </table:table-cell>
            </table:table-row>
            <table:table-row>
              <table:table-cell office:value-type="string">
                <text:p>2011-03-11 (1.3)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1543">
                <text:p>71543</text:p>
              </table:table-cell>
            </table:table-row>
            <table:table-row>
              <table:table-cell office:value-type="string">
                <text:p>2012-09-05 (1.4)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8308">
                <text:p>88308</text:p>
              </table:table-cell>
            </table:table-row>
            <table:table-row>
              <table:table-cell office:value-type="string">
                <text:p>2014-03-11 (1.5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7437">
                <text:p>107437</text:p>
              </table:table-cell>
            </table:table-row>
            <table:table-row>
              <table:table-cell office:value-type="string">
                <text:p>2018-04-24 (1.7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0909">
                <text:p>110909</text:p>
              </table:table-cell>
            </table:table-row>
            <table:table-row>
              <table:table-cell office:value-type="string">
                <text:p>2019-04-08 (1.8)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11125">
                <text:p>111125</text:p>
              </table:table-cell>
            </table:table-row>
            <table:table-row>
              <table:table-cell office:value-type="string">
                <text:p>2019-05-22 (1.9)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11269">
                <text:p>111269</text:p>
              </table:table-cell>
            </table:table-row>
            <table:table-row>
              <table:table-cell office:value-type="string">
                <text:p>2019-11-29 (1.10)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11444">
                <text:p>111444</text:p>
              </table:table-cell>
            </table:table-row>
            <table:table-row>
              <table:table-cell office:value-type="string">
                <text:p>2020-06-09 (1.11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19797">
                <text:p>119797</text:p>
              </table:table-cell>
            </table:table-row>
            <table:table-row>
              <table:table-cell office:value-type="string">
                <text:p>2020-11-26 (1.12)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24185">
                <text:p>124185</text:p>
              </table:table-cell>
            </table:table-row>
            <table:table-row>
              <table:table-cell office:value-type="string">
                <text:p>2021-10-28 (1.13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6827">
                <text:p>126827</text:p>
              </table:table-cell>
            </table:table-row>
            <table:table-row>
              <table:table-cell office:value-type="string">
                <text:p>2022-01-19 (1.14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7032">
                <text:p>127032</text:p>
              </table:table-cell>
            </table:table-row>
            <table:table-row>
              <table:table-cell office:value-type="string">
                <text:p>2022-06-30 (1.15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7250">
                <text:p>127250</text:p>
              </table:table-cell>
            </table:table-row>
            <table:table-row>
              <table:table-cell office:value-type="string">
                <text:p>2023-05-10 (2.0)</text:p>
              </table:table-cell>
              <table:table-cell office:value-type="float" office:value="19">
                <text:p>19</text:p>
              </table:table-cell>
              <table:table-cell office:value-type="float" office:value="183">
                <text:p>183</text:p>
              </table:table-cell>
              <table:table-cell office:value-type="float" office:value="125543">
                <text:p>125543</text:p>
              </table:table-cell>
            </table:table-row>
            <table:table-row>
              <table:table-cell office:value-type="string">
                <text:p>2023-10-24 (2.1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28759">
                <text:p>128759</text:p>
              </table:table-cell>
            </table:table-row>
            <table:table-row>
              <table:table-cell office:value-type="string">
                <text:p>2024-01-17 (2.2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28913">
                <text:p>128913</text:p>
              </table:table-cell>
            </table:table-row>
            <table:table-row>
              <table:table-cell office:value-type="string">
                <text:p>2024-11-28 (2.3)</text:p>
              </table:table-cell>
              <table:table-cell office:value-type="float" office:value="24">
                <text:p>24</text:p>
              </table:table-cell>
              <table:table-cell office:value-type="float" office:value="215">
                <text:p>215</text:p>
              </table:table-cell>
              <table:table-cell office:value-type="float" office:value="132935">
                <text:p>132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114" number:language="fr" number:country="FR">
      <number:number number:decimal-places="0" number:min-decimal-places="0" number:min-integer-digits="0" number:display-factor="1000"/>
      <number:text>K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114">
      <style:chart-properties chart:display-label="true" chart:logarithmic="false" chart:minimum="2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bf00" draw:fill-color="#ffb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69cm" svg:height="14.873cm" xlink:href=".." xlink:type="simple" chart:class="chart:line" chart:style-name="ch1">
        <chart:title svg:x="10.103cm" svg:y="0.433cm" chart:style-name="ch2">
          <text:p>MathComp Analysis</text:p>
        </chart:title>
        <chart:legend chart:legend-position="end" svg:x="20.32cm" svg:y="6.639cm" style:legend-expansion="high" chart:style-name="ch3"/>
        <chart:plot-area chart:style-name="ch4" table:cell-range-address="Sheet1.L1:Sheet1.O46" chart:data-source-has-labels="both" svg:x="1.498cm" svg:y="1.509cm" svg:width="17.287cm" svg:height="12.086cm">
          <chart:coordinate-region svg:x="3.642cm" svg:y="1.708cm" svg:width="14.282cm" svg:height="9.224cm"/>
          <chart:axis chart:dimension="x" chart:name="primary-x" chart:style-name="ch5" chartooo:axis-type="auto">
            <chartooo:date-scale/>
            <chart:title svg:x="9.118cm" svg:y="13.892cm" chart:style-name="ch6">
              <text:p>date (version)</text:p>
            </chart:title>
            <chart:categories table:cell-range-address="Sheet1.L2:Sheet1.L46"/>
          </chart:axis>
          <chart:axis chart:dimension="y" chart:name="primary-y" chart:style-name="ch5">
            <chart:title svg:x="0.451cm" svg:y="8.429cm" chart:style-name="ch7">
              <text:p># interfaces</text:p>
            </chart:title>
            <chart:grid chart:style-name="ch8" chart:class="major"/>
          </chart:axis>
          <chart:axis chart:dimension="y" chart:name="secondary-y" chart:style-name="ch9">
            <chart:title svg:x="19.272cm" svg:y="8.059cm" chart:style-name="ch7">
              <text:p># lines</text:p>
            </chart:title>
          </chart:axis>
          <chart:series chart:attached-axis="primary-y" chart:style-name="ch10" chart:values-cell-range-address="Sheet1.M2:Sheet1.M46" chart:label-cell-address="Sheet1.M1:Sheet1.M1" chart:class="chart:line">
            <chart:data-point chart:repeated="45"/>
          </chart:series>
          <chart:series chart:attached-axis="primary-y" chart:style-name="ch11" chart:values-cell-range-address="Sheet1.N2:Sheet1.N46" chart:label-cell-address="Sheet1.N1:Sheet1.N1" chart:class="chart:line">
            <chart:data-point chart:repeated="45"/>
          </chart:series>
          <chart:series chart:attached-axis="secondary-y" chart:style-name="ch12" chart:values-cell-range-address="Sheet1.O2:Sheet1.O46" chart:label-cell-address="Sheet1.O1:Sheet1.O1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  <draw:g>
                  <svg:desc>Sheet1.M1:Sheet1.M1</svg:desc>
                </draw:g>
              </table:table-cell>
              <table:table-cell office:value-type="string">
                <text:p>HB.structure</text:p>
                <draw:g>
                  <svg:desc>Sheet1.N1:Sheet1.N1</svg:desc>
                </draw:g>
              </table:table-cell>
              <table:table-cell office:value-type="string">
                <text:p>LOC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10-01 (0.1.0)</text:p>
                <draw:g>
                  <svg:desc>Sheet1.L2:Sheet1.L46</svg:desc>
                </draw:g>
              </table:table-cell>
              <table:table-cell office:value-type="float" office:value="19">
                <text:p>19</text:p>
                <draw:g>
                  <svg:desc>Sheet1.M2:Sheet1.M46</svg:desc>
                </draw:g>
              </table:table-cell>
              <table:table-cell office:value-type="float" office:value="0">
                <text:p>0</text:p>
                <draw:g>
                  <svg:desc>Sheet1.N2:Sheet1.N46</svg:desc>
                </draw:g>
              </table:table-cell>
              <table:table-cell office:value-type="float" office:value="15909">
                <text:p>15909</text:p>
                <draw:g>
                  <svg:desc>Sheet1.O2:Sheet1.O46</svg:desc>
                </draw:g>
              </table:table-cell>
            </table:table-row>
            <table:table-row>
              <table:table-cell office:value-type="string">
                <text:p>2019-04-09 (0.2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2019-05-23 (0.2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string">
                <text:p>2019-05-23 (0.2.2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string">
                <text:p>2019-12-05 (0.2.3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005">
                <text:p>16005</text:p>
              </table:table-cell>
            </table:table-row>
            <table:table-row>
              <table:table-cell office:value-type="string">
                <text:p>2020-05-27 (0.3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2020-06-11 (0.3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2020-08-11 (0.3.2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020-11-12 (0.3.3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string">
                <text:p>2020-12-12 (0.3.4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2694">
                <text:p>22694</text:p>
              </table:table-cell>
            </table:table-row>
            <table:table-row>
              <table:table-cell office:value-type="string">
                <text:p>2020-12-21 (0.3.5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2021-03-04 (0.3.6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3101">
                <text:p>23101</text:p>
              </table:table-cell>
            </table:table-row>
            <table:table-row>
              <table:table-cell office:value-type="string">
                <text:p>2021-04-01 (0.3.7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2021-06-01 (0.3.8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6390">
                <text:p>26390</text:p>
              </table:table-cell>
            </table:table-row>
            <table:table-row>
              <table:table-cell office:value-type="string">
                <text:p>2021-06-11 (0.3.9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6411">
                <text:p>26411</text:p>
              </table:table-cell>
            </table:table-row>
            <table:table-row>
              <table:table-cell office:value-type="string">
                <text:p>2021-08-11 (0.3.10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2021-11-19 (0.3.11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9838">
                <text:p>29838</text:p>
              </table:table-cell>
            </table:table-row>
            <table:table-row>
              <table:table-cell office:value-type="string">
                <text:p>2021-12-29 (0.3.12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2454">
                <text:p>32454</text:p>
              </table:table-cell>
            </table:table-row>
            <table:table-row>
              <table:table-cell office:value-type="string">
                <text:p>2022-01-24 (0.3.13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2509">
                <text:p>32509</text:p>
              </table:table-cell>
            </table:table-row>
            <table:table-row>
              <table:table-cell office:value-type="string">
                <text:p>2022-03-08 (0.4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8094">
                <text:p>48094</text:p>
              </table:table-cell>
            </table:table-row>
            <table:table-row>
              <table:table-cell office:value-type="string">
                <text:p>2022-03-23 (0.5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8430">
                <text:p>48430</text:p>
              </table:table-cell>
            </table:table-row>
            <table:table-row>
              <table:table-cell office:value-type="string">
                <text:p>2022-06-04 (0.5.1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9500">
                <text:p>49500</text:p>
              </table:table-cell>
            </table:table-row>
            <table:table-row>
              <table:table-cell office:value-type="string">
                <text:p>2022-07-08 (0.5.2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50827">
                <text:p>50827</text:p>
              </table:table-cell>
            </table:table-row>
            <table:table-row>
              <table:table-cell office:value-type="string">
                <text:p>2022-08-10 (0.5.3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51138">
                <text:p>51138</text:p>
              </table:table-cell>
            </table:table-row>
            <table:table-row>
              <table:table-cell office:value-type="string">
                <text:p>2022-09-05 (0.5.4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51619">
                <text:p>51619</text:p>
              </table:table-cell>
            </table:table-row>
            <table:table-row>
              <table:table-cell office:value-type="string">
                <text:p>2022-12-14 (0.6.0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54560">
                <text:p>54560</text:p>
              </table:table-cell>
            </table:table-row>
            <table:table-row>
              <table:table-cell office:value-type="string">
                <text:p>2023-02-24 (0.6.1)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55431">
                <text:p>55431</text:p>
              </table:table-cell>
            </table:table-row>
            <table:table-row>
              <table:table-cell office:value-type="string">
                <text:p>2023-04-21 (0.6.2)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58620">
                <text:p>58620</text:p>
              </table:table-cell>
            </table:table-row>
            <table:table-row>
              <table:table-cell office:value-type="string">
                <text:p>2023-06-21 (0.6.3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61663">
                <text:p>61663</text:p>
              </table:table-cell>
            </table:table-row>
            <table:table-row>
              <table:table-cell office:value-type="string">
                <text:p>2023-08-05 (0.6.4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63513">
                <text:p>63513</text:p>
              </table:table-cell>
            </table:table-row>
            <table:table-row>
              <table:table-cell office:value-type="string">
                <text:p>2023-10-02 (0.6.5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64647">
                <text:p>64647</text:p>
              </table:table-cell>
            </table:table-row>
            <table:table-row>
              <table:table-cell office:value-type="string">
                <text:p>2023-11-14 (0.6.6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66710">
                <text:p>66710</text:p>
              </table:table-cell>
            </table:table-row>
            <table:table-row>
              <table:table-cell office:value-type="string">
                <text:p>2024-01-09 (0.6.7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69421">
                <text:p>69421</text:p>
              </table:table-cell>
            </table:table-row>
            <table:table-row>
              <table:table-cell office:value-type="string">
                <text:p>2024-01-19 (0.7.0)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71848">
                <text:p>71848</text:p>
              </table:table-cell>
            </table:table-row>
            <table:table-row>
              <table:table-cell office:value-type="string">
                <text:p>2024-01-26 (1.0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69632">
                <text:p>69632</text:p>
              </table:table-cell>
            </table:table-row>
            <table:table-row>
              <table:table-cell office:value-type="string">
                <text:p>2024-03-31 (1.1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70498">
                <text:p>70498</text:p>
              </table:table-cell>
            </table:table-row>
            <table:table-row>
              <table:table-cell office:value-type="string">
                <text:p>2024-06-06 (1.2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71554">
                <text:p>71554</text:p>
              </table:table-cell>
            </table:table-row>
            <table:table-row>
              <table:table-cell office:value-type="string">
                <text:p>2024-08-06 (1.3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73320">
                <text:p>73320</text:p>
              </table:table-cell>
            </table:table-row>
            <table:table-row>
              <table:table-cell office:value-type="string">
                <text:p>2024-08-09 (1.3.1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73321">
                <text:p>73321</text:p>
              </table:table-cell>
            </table:table-row>
            <table:table-row>
              <table:table-cell office:value-type="string">
                <text:p>2024-09-24 (1.4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4879">
                <text:p>74879</text:p>
              </table:table-cell>
            </table:table-row>
            <table:table-row>
              <table:table-cell office:value-type="string">
                <text:p>2024-10-09 (1.5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5901">
                <text:p>75901</text:p>
              </table:table-cell>
            </table:table-row>
            <table:table-row>
              <table:table-cell office:value-type="string">
                <text:p>2024-10-25 (1.6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6168">
                <text:p>76168</text:p>
              </table:table-cell>
            </table:table-row>
            <table:table-row>
              <table:table-cell office:value-type="string">
                <text:p>2024-11-22 (1.7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78491">
                <text:p>78491</text:p>
              </table:table-cell>
            </table:table-row>
            <table:table-row>
              <table:table-cell office:value-type="string">
                <text:p>2024-12-19 (1.8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78640">
                <text:p>78640</text:p>
              </table:table-cell>
            </table:table-row>
            <table:table-row>
              <table:table-cell office:value-type="string">
                <text:p>2025-02-20 (1.9.0)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83370">
                <text:p>833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